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a80" officeooo:paragraph-rsid="0006fa80"/>
    </style:style>
    <style:style style:name="P2" style:family="paragraph" style:parent-style-name="Standard">
      <style:text-properties officeooo:rsid="0007955c" officeooo:paragraph-rsid="0007955c"/>
    </style:style>
    <style:style style:name="P3" style:family="paragraph" style:parent-style-name="Standard">
      <style:text-properties officeooo:rsid="0007955c" officeooo:paragraph-rsid="0007955c"/>
    </style:style>
    <style:style style:name="P4" style:family="paragraph" style:parent-style-name="Standard">
      <style:text-properties officeooo:rsid="000afffb" officeooo:paragraph-rsid="000afffb"/>
    </style:style>
    <style:style style:name="T1" style:family="text">
      <style:text-properties officeooo:rsid="00083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everything that I have done</text:p>
      <text:p text:style-name="P1">git add -A</text:p>
      <text:p text:style-name="P1"/>
      <text:p text:style-name="P1">or just for a specific file</text:p>
      <text:p text:style-name="P1">git add «file»</text:p>
      <text:p text:style-name="P1"/>
      <text:p text:style-name="P1">make message to the changes</text:p>
      <text:p text:style-name="P1">git commit -m "say hello"</text:p>
      <text:p text:style-name="P1"/>
      <text:p text:style-name="P1">(do both in one:</text:p>
      <text:p text:style-name="P1"/>
      <text:p text:style-name="P1"/>
      <text:p text:style-name="P1">send files added with the message to the server</text:p>
      <text:p text:style-name="P1">git push</text:p>
      <text:p text:style-name="P1"/>
      <text:p text:style-name="P1"/>
      <text:p text:style-name="P1">update last stuff/ download</text:p>
      <text:p text:style-name="P1">git pull</text:p>
      <text:p text:style-name="P1"/>
      <text:p text:style-name="P1"/>
      <text:p text:style-name="P1"/>
      <text:p text:style-name="P2">branching (master is main branch, everything should work there)</text:p>
      <text:p text:style-name="P2"/>
      <text:p text:style-name="P2">git checkout -b «nameofbranch»</text:p>
      <text:p text:style-name="P2"/>
      <text:p text:style-name="P2">if it works <text:span text:style-name="T1">and should be merged with the master branch</text:span></text:p>
      <text:p text:style-name="P2">git merge</text:p>
      <text:p text:style-name="P2"/>
      <text:p text:style-name="P2"/>
      <text:p text:style-name="P2"/>
      <text:p text:style-name="P4">https://help.github.com/articles/resolving-a-merge-conflict-using-the-command-lin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10:58.150066794</meta:creation-date>
    <dc:date>2018-06-18T11:36:46.030721478</dc:date>
    <meta:editing-duration>P5DT3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6" meta:character-count="480" meta:non-whitespace-character-count="420"/>
  </office:meta>
</office:document-meta>
</file>